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0a09" officeooo:paragraph-rsid="000a0a09"/>
    </style:style>
    <style:style style:name="P2" style:family="paragraph" style:parent-style-name="Standard" style:list-style-name="L1">
      <style:text-properties officeooo:rsid="000a0a09" officeooo:paragraph-rsid="000a0a09"/>
    </style:style>
    <style:style style:name="P3" style:family="paragraph" style:parent-style-name="Standard" style:list-style-name="L2">
      <style:text-properties officeooo:rsid="000a0a09" officeooo:paragraph-rsid="000a0a09"/>
    </style:style>
    <style:style style:name="P4" style:family="paragraph" style:parent-style-name="Standard" style:list-style-name="L3">
      <style:text-properties officeooo:rsid="000a0a09" officeooo:paragraph-rsid="000a0a09"/>
    </style:style>
    <style:style style:name="P5" style:family="paragraph" style:parent-style-name="Standard">
      <style:text-properties officeooo:paragraph-rsid="000a0a09"/>
    </style:style>
    <style:style style:name="P6" style:family="paragraph" style:parent-style-name="Standard" style:list-style-name="L1">
      <style:text-properties officeooo:paragraph-rsid="000a0a09"/>
    </style:style>
    <style:style style:name="P7" style:family="paragraph" style:parent-style-name="Standard" style:list-style-name="L3">
      <style:text-properties officeooo:paragraph-rsid="000a0a09"/>
    </style:style>
    <style:style style:name="P8" style:family="paragraph" style:parent-style-name="Standard" style:list-style-name="L2">
      <style:text-properties officeooo:rsid="000bf354" officeooo:paragraph-rsid="000bf354"/>
    </style:style>
    <style:style style:name="P9" style:family="paragraph" style:parent-style-name="Heading_20_3">
      <style:text-properties officeooo:paragraph-rsid="000a0a09"/>
    </style:style>
    <style:style style:name="T1" style:family="text">
      <style:text-properties officeooo:rsid="000a0a09"/>
    </style:style>
    <style:style style:name="T2" style:family="text">
      <style:text-properties fo:font-size="12pt" fo:font-weight="normal" officeooo:rsid="000a0a09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M8 template “ADC2_measure“</text:h>
      <text:p text:style-name="P1"/>
      <text:h text:style-name="Heading_20_3" text:outline-level="3"><text:span text:style-name="T1">Functional</text:span> <text:span text:style-name="T1">D</text:span>escription:</text:h>
      <text:p text:style-name="Standard"><text:span text:style-name="T1">m</text:span>easure <text:span text:style-name="T1">GPIO voltage via </text:span>ADC2 and send result <text:span text:style-name="T1">to PC </text:span>via UART1. <text:span text:style-name="T1">Also blink LED periodically</text:span></text:p>
      <text:p text:style-name="Standard"/>
      <text:p text:style-name="P5"><text:span text:style-name="T1">Details:</text:span></text:p>
      <text:list xml:id="list4783471914554152881" text:style-name="L3">
        <text:list-item>
          <text:p text:style-name="P7">change CPU clock prescaler</text:p>
        </text:list-item>
        <text:list-item>
          <text:p text:style-name="P7">initialize ADC2 for single shot mode</text:p>
        </text:list-item>
        <text:list-item>
          <text:p text:style-name="P7">initialize UART1 for 115.2kBaud</text:p>
        </text:list-item>
        <text:list-item>
          <text:p text:style-name="P7">measure voltage on PB5 and send via UART1</text:p>
        </text:list-item>
        <text:list-item>
          <text:p text:style-name="P7"><text:span text:style-name="T1">control </text:span>LED</text:p>
        </text:list-item>
        <text:list-item>
          <text:p text:style-name="P4">pause execution via timer 3</text:p>
        </text:list-item>
        <text:list-item>
          <text:p text:style-name="P4">no interrupts</text:p>
          <text:p text:style-name="P7"/>
        </text:list-item>
      </text:list>
      <text:h text:style-name="P9" text:outline-level="3"><text:span text:style-name="T1">Hardware Requirements</text:span>:</text:h>
      <text:list xml:id="list2274875625060889111" text:style-name="L1">
        <text:list-item>
          <text:p text:style-name="P6"><text:span text:style-name="T1">Compatible with muBoard (custom)</text:span></text:p>
        </text:list-item>
        <text:list-item>
          <text:p text:style-name="P2">Analog signal (0..Vcc) connected to pin PB5 (=AIN5) </text:p>
        </text:list-item>
        <text:list-item>
          <text:p text:style-name="P2">UART1 pins PA4/Rx and PA5/Tx connected to PC via USB or RS232</text:p>
        </text:list-item>
        <text:list-item>
          <text:p text:style-name="P2">LED connected to PD0</text:p>
        </text:list-item>
      </text:list>
      <text:p text:style-name="P1"/>
      <text:h text:style-name="P9" text:outline-level="3"><text:span text:style-name="T1">Used STM8Lib Modules </text:span><text:span text:style-name="T2">(see Makefile)</text:span>:</text:h>
      <text:list xml:id="list3238324693724678218" text:style-name="L2">
        <text:list-item>
          <text:p text:style-name="P3">gpio, timer3, uart1, adc2, putchar</text:p>
        </text:list-item>
      </text:list>
      <text:p text:style-name="P1"/>
      <text:h text:style-name="P9" text:outline-level="3"><text:span text:style-name="T1">Notes</text:span>:</text:h>
      <text:list xml:id="list74743019049853" text:continue-numbering="true" text:style-name="L2">
        <text:list-item>
          <text:p text:style-name="P8">Advanced ADC1 features like analog watchdog etc. are not implemented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7:22:22.466917000</meta:creation-date>
    <dc:date>2015-10-05T07:47:42.093846000</dc:date>
    <meta:editing-duration>PT25M25S</meta:editing-duration>
    <meta:editing-cycles>2</meta:editing-cycles>
    <meta:generator>LibreOffice/5.0.1.2$MacOSX_X86_64 LibreOffice_project/81898c9f5c0d43f3473ba111d7b351050be20261</meta:generator>
    <meta:document-statistic meta:table-count="0" meta:image-count="0" meta:object-count="0" meta:page-count="1" meta:paragraph-count="21" meta:word-count="118" meta:character-count="679" meta:non-whitespace-character-count="594"/>
  </office:meta>
</office:document-meta>
</file>